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Text_20_body">
      <style:text-properties officeooo:rsid="002ab79f" officeooo:paragraph-rsid="009e949a"/>
    </style:style>
    <style:style style:name="P22" style:family="paragraph" style:parent-style-name="Preformatted_20_Text">
      <style:text-properties officeooo:rsid="002ab79f" officeooo:paragraph-rsid="00957d95"/>
    </style:style>
    <style:style style:name="P23" style:family="paragraph" style:parent-style-name="Preformatted_20_Text">
      <style:paragraph-properties fo:text-align="start" style:justify-single-word="false"/>
      <style:text-properties officeooo:rsid="002ab79f" officeooo:paragraph-rsid="009e949a"/>
    </style:style>
    <style:style style:name="P24" style:family="paragraph" style:parent-style-name="Standard">
      <style:text-properties officeooo:rsid="002ab79f" officeooo:paragraph-rsid="00a7ec57"/>
    </style:style>
    <style:style style:name="P25" style:family="paragraph" style:parent-style-name="Standard">
      <style:text-properties officeooo:rsid="002ab79f" officeooo:paragraph-rsid="009aaa7a"/>
    </style:style>
    <style:style style:name="P26" style:family="paragraph" style:parent-style-name="Standard">
      <style:text-properties officeooo:rsid="002ab79f" officeooo:paragraph-rsid="0092c021"/>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373b6"/>
    </style:style>
    <style:style style:name="P35" style:family="paragraph" style:parent-style-name="Text_20_body">
      <style:text-properties officeooo:paragraph-rsid="004deb9a"/>
    </style:style>
    <style:style style:name="P36" style:family="paragraph" style:parent-style-name="Standard">
      <style:text-properties officeooo:paragraph-rsid="0064cb1e"/>
    </style:style>
    <style:style style:name="P37" style:family="paragraph" style:parent-style-name="Standard">
      <style:text-properties officeooo:paragraph-rsid="005925ff"/>
    </style:style>
    <style:style style:name="P38" style:family="paragraph" style:parent-style-name="Standard">
      <style:text-properties officeooo:rsid="005925ff" officeooo:paragraph-rsid="005925ff"/>
    </style:style>
    <style:style style:name="P3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0" style:family="paragraph" style:parent-style-name="Standard">
      <style:text-properties officeooo:rsid="005925ff" officeooo:paragraph-rsid="00599152"/>
    </style:style>
    <style:style style:name="P41" style:family="paragraph" style:parent-style-name="Standard">
      <style:text-properties officeooo:rsid="005925ff" officeooo:paragraph-rsid="005b062b"/>
    </style:style>
    <style:style style:name="P42" style:family="paragraph" style:parent-style-name="Standard">
      <style:text-properties officeooo:rsid="005925ff" officeooo:paragraph-rsid="005bb3e4"/>
    </style:style>
    <style:style style:name="P43" style:family="paragraph" style:parent-style-name="Standard">
      <style:text-properties officeooo:rsid="005925ff" officeooo:paragraph-rsid="0076e903"/>
    </style:style>
    <style:style style:name="P44" style:family="paragraph" style:parent-style-name="Standard">
      <style:text-properties officeooo:rsid="005b062b" officeooo:paragraph-rsid="005b062b"/>
    </style:style>
    <style:style style:name="P45" style:family="paragraph" style:parent-style-name="Standard">
      <style:text-properties officeooo:rsid="005b062b" officeooo:paragraph-rsid="005bb3e4"/>
    </style:style>
    <style:style style:name="P46" style:family="paragraph" style:parent-style-name="Standard">
      <style:text-properties officeooo:rsid="005b062b" officeooo:paragraph-rsid="0076e903"/>
    </style:style>
    <style:style style:name="P47" style:family="paragraph" style:parent-style-name="Standard">
      <style:text-properties officeooo:paragraph-rsid="0062899d"/>
    </style:style>
    <style:style style:name="P48"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9" style:family="paragraph" style:parent-style-name="Standard">
      <loext:graphic-properties draw:fill="none"/>
      <style:paragraph-properties fo:margin-left="0in" fo:margin-right="0in" fo:text-indent="0in" style:auto-text-indent="false" fo:background-color="transparent"/>
    </style:style>
    <style:style style:name="P50" style:family="paragraph" style:parent-style-name="Text_20_body">
      <style:text-properties officeooo:paragraph-rsid="006827e6"/>
    </style:style>
    <style:style style:name="P51" style:family="paragraph" style:parent-style-name="Standard">
      <style:text-properties officeooo:paragraph-rsid="006c66b5"/>
    </style:style>
    <style:style style:name="P52" style:family="paragraph" style:parent-style-name="Text_20_body">
      <style:text-properties officeooo:paragraph-rsid="006c66b5"/>
    </style:style>
    <style:style style:name="P53" style:family="paragraph" style:parent-style-name="Standard">
      <style:text-properties officeooo:paragraph-rsid="006bf76a"/>
    </style:style>
    <style:style style:name="P54" style:family="paragraph" style:parent-style-name="Standard">
      <style:text-properties officeooo:paragraph-rsid="000a9dfa"/>
    </style:style>
    <style:style style:name="P55" style:family="paragraph" style:parent-style-name="Standard">
      <style:text-properties officeooo:paragraph-rsid="006ea336"/>
    </style:style>
    <style:style style:name="P56" style:family="paragraph" style:parent-style-name="Standard">
      <style:text-properties officeooo:rsid="006ea336" officeooo:paragraph-rsid="006ea336"/>
    </style:style>
    <style:style style:name="P57" style:family="paragraph" style:parent-style-name="Standard">
      <style:text-properties officeooo:rsid="006ea336" officeooo:paragraph-rsid="007b66f9"/>
    </style:style>
    <style:style style:name="P58" style:family="paragraph" style:parent-style-name="Standard">
      <style:text-properties officeooo:paragraph-rsid="0072c884"/>
    </style:style>
    <style:style style:name="P59" style:family="paragraph" style:parent-style-name="Standard">
      <style:text-properties officeooo:paragraph-rsid="0078e77e"/>
    </style:style>
    <style:style style:name="P60" style:family="paragraph" style:parent-style-name="Standard">
      <style:text-properties officeooo:paragraph-rsid="007968b1"/>
    </style:style>
    <style:style style:name="P61" style:family="paragraph" style:parent-style-name="Text_20_body">
      <style:text-properties officeooo:rsid="0066fcbf" officeooo:paragraph-rsid="006c66b5"/>
    </style:style>
    <style:style style:name="P62" style:family="paragraph" style:parent-style-name="Text_20_body">
      <style:paragraph-properties style:writing-mode="lr-tb"/>
      <style:text-properties officeooo:paragraph-rsid="007abacf"/>
    </style:style>
    <style:style style:name="P63" style:family="paragraph" style:parent-style-name="Standard">
      <style:text-properties officeooo:paragraph-rsid="007b66f9"/>
    </style:style>
    <style:style style:name="P64" style:family="paragraph" style:parent-style-name="Standard">
      <style:text-properties officeooo:paragraph-rsid="0081789d"/>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Contents_20_4">
      <style:paragraph-properties>
        <style:tab-stops>
          <style:tab-stop style:position="6.3346in" style:type="right" style:leader-style="dotted" style:leader-text="."/>
        </style:tab-stops>
      </style:paragraph-properties>
    </style:style>
    <style:style style:name="P68" style:family="paragraph" style:parent-style-name="Standard">
      <style:text-properties officeooo:paragraph-rsid="0083ed91"/>
    </style:style>
    <style:style style:name="P69" style:family="paragraph" style:parent-style-name="Text_20_body">
      <style:text-properties officeooo:paragraph-rsid="00aec74c"/>
    </style:style>
    <style:style style:name="P70" style:family="paragraph" style:parent-style-name="Standard">
      <style:text-properties officeooo:paragraph-rsid="0092c021"/>
    </style:style>
    <style:style style:name="P71" style:family="paragraph" style:parent-style-name="Standard">
      <style:text-properties officeooo:paragraph-rsid="00a7ec57"/>
    </style:style>
    <style:style style:name="P7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7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74" style:family="paragraph" style:parent-style-name="Standard">
      <style:text-properties officeooo:paragraph-rsid="008b3a91"/>
    </style:style>
    <style:style style:name="P75"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officeooo:paragraph-rsid="00937eaa"/>
    </style:style>
    <style:style style:name="P82" style:family="paragraph" style:parent-style-name="Preformatted_20_Text">
      <style:paragraph-properties fo:text-align="start" style:justify-single-word="false"/>
      <style:text-properties officeooo:paragraph-rsid="00993130"/>
    </style:style>
    <style:style style:name="P83" style:family="paragraph" style:parent-style-name="Preformatted_20_Text">
      <style:paragraph-properties fo:text-align="start" style:justify-single-word="false"/>
      <style:text-properties officeooo:paragraph-rsid="009e949a"/>
    </style:style>
    <style:style style:name="P84" style:family="paragraph" style:parent-style-name="Preformatted_20_Text">
      <style:paragraph-properties fo:text-align="start" style:justify-single-word="false"/>
      <style:text-properties officeooo:paragraph-rsid="009f34d7"/>
    </style:style>
    <style:style style:name="P85" style:family="paragraph" style:parent-style-name="Preformatted_20_Text">
      <style:text-properties officeooo:paragraph-rsid="00a289d6"/>
    </style:style>
    <style:style style:name="P86" style:family="paragraph" style:parent-style-name="Standard">
      <style:text-properties officeooo:rsid="0083ed91" officeooo:paragraph-rsid="0083ed91"/>
    </style:style>
    <style:style style:name="P87" style:family="paragraph" style:parent-style-name="Standard">
      <style:text-properties officeooo:paragraph-rsid="0089867b"/>
    </style:style>
    <style:style style:name="P88" style:family="paragraph" style:parent-style-name="Standard">
      <style:text-properties officeooo:rsid="008b3a91" officeooo:paragraph-rsid="008b3a91"/>
    </style:style>
    <style:style style:name="P89" style:family="paragraph" style:parent-style-name="Standard">
      <style:text-properties officeooo:paragraph-rsid="008e1112"/>
    </style:style>
    <style:style style:name="P90" style:family="paragraph" style:parent-style-name="Standard">
      <style:text-properties officeooo:rsid="0090ffd3" officeooo:paragraph-rsid="0090ffd3"/>
    </style:style>
    <style:style style:name="P91" style:family="paragraph" style:parent-style-name="Standard">
      <style:text-properties officeooo:paragraph-rsid="00993130"/>
    </style:style>
    <style:style style:name="P92" style:family="paragraph" style:parent-style-name="Standard">
      <style:text-properties officeooo:paragraph-rsid="00ab0211"/>
    </style:style>
    <style:style style:name="P93" style:family="paragraph" style:parent-style-name="Standard">
      <style:paragraph-properties fo:text-align="start" style:justify-single-word="false"/>
      <style:text-properties officeooo:rsid="00ac61ca" officeooo:paragraph-rsid="0007f349"/>
    </style:style>
    <style:style style:name="P94" style:family="paragraph" style:parent-style-name="Text_20_body">
      <style:text-properties officeooo:rsid="00461494" officeooo:paragraph-rsid="00461494"/>
    </style:style>
    <style:style style:name="P95" style:family="paragraph" style:parent-style-name="Text_20_body">
      <style:text-properties officeooo:rsid="008e1112" officeooo:paragraph-rsid="008e1112"/>
    </style:style>
    <style:style style:name="P96" style:family="paragraph" style:parent-style-name="Text_20_body">
      <style:text-properties officeooo:paragraph-rsid="00976d2d"/>
    </style:style>
    <style:style style:name="P97" style:family="paragraph" style:parent-style-name="Text_20_body">
      <style:text-properties officeooo:rsid="002b2350" officeooo:paragraph-rsid="009f7f9d"/>
    </style:style>
    <style:style style:name="P98" style:family="paragraph" style:parent-style-name="Standard">
      <style:text-properties officeooo:rsid="002b2350"/>
    </style:style>
    <style:style style:name="P99" style:family="paragraph" style:parent-style-name="Text_20_body">
      <style:text-properties officeooo:rsid="009e949a" officeooo:paragraph-rsid="009f7f9d"/>
    </style:style>
    <style:style style:name="P100" style:family="paragraph" style:parent-style-name="Text_20_body">
      <style:text-properties officeooo:paragraph-rsid="00a77f6c"/>
    </style:style>
    <style:style style:name="P101" style:family="paragraph" style:parent-style-name="Standard">
      <style:text-properties fo:font-size="10pt" officeooo:rsid="0017900d" officeooo:paragraph-rsid="00160500" style:font-size-asian="10pt" style:font-size-complex="10pt"/>
    </style:style>
    <style:style style:name="P102" style:family="paragraph" style:parent-style-name="Standard">
      <style:text-properties officeooo:rsid="0089867b" officeooo:paragraph-rsid="008e1112"/>
    </style:style>
    <style:style style:name="P103" style:family="paragraph" style:parent-style-name="Standard">
      <style:text-properties officeooo:paragraph-rsid="00b1d321"/>
    </style:style>
    <style:style style:name="P104" style:family="paragraph" style:parent-style-name="Heading_20_2">
      <style:text-properties officeooo:rsid="00aec74c" officeooo:paragraph-rsid="00aec74c"/>
    </style:style>
    <style:style style:name="P105" style:family="paragraph" style:parent-style-name="Heading_20_2">
      <style:text-properties officeooo:paragraph-rsid="00aec74c"/>
    </style:style>
    <style:style style:name="P106" style:family="paragraph" style:parent-style-name="Heading_20_3" style:list-style-name="">
      <style:text-properties officeooo:rsid="004deb9a" officeooo:paragraph-rsid="004deb9a"/>
    </style:style>
    <style:style style:name="P107" style:family="paragraph" style:parent-style-name="Heading_20_3">
      <style:paragraph-properties fo:break-before="page"/>
      <style:text-properties officeooo:rsid="004deb9a" officeooo:paragraph-rsid="004deb9a"/>
    </style:style>
    <style:style style:name="P108" style:family="paragraph" style:parent-style-name="Heading_20_3">
      <style:text-properties officeooo:rsid="008ce98f" officeooo:paragraph-rsid="008ce98f"/>
    </style:style>
    <style:style style:name="P109" style:family="paragraph" style:parent-style-name="Heading_20_3">
      <style:text-properties officeooo:paragraph-rsid="00a7ec57"/>
    </style:style>
    <style:style style:name="P110" style:family="paragraph" style:parent-style-name="Heading_20_3">
      <style:text-properties officeooo:paragraph-rsid="00a78e23"/>
    </style:style>
    <style:style style:name="P111" style:family="paragraph" style:parent-style-name="Heading_20_3">
      <style:text-properties officeooo:paragraph-rsid="0092c021"/>
    </style:style>
    <style:style style:name="P112" style:family="paragraph" style:parent-style-name="Heading_20_3">
      <style:text-properties officeooo:rsid="008b95b4" officeooo:paragraph-rsid="008b95b4"/>
    </style:style>
    <style:style style:name="P113" style:family="paragraph" style:parent-style-name="Heading_20_3">
      <style:text-properties officeooo:paragraph-rsid="008b95b4"/>
    </style:style>
    <style:style style:name="P114" style:family="paragraph" style:parent-style-name="Heading_20_3">
      <style:text-properties officeooo:paragraph-rsid="002b2350"/>
    </style:style>
    <style:style style:name="P115" style:family="paragraph" style:parent-style-name="Heading_20_3">
      <style:text-properties officeooo:paragraph-rsid="003931c6"/>
    </style:style>
    <style:style style:name="P116" style:family="paragraph" style:parent-style-name="Heading_20_3">
      <style:text-properties officeooo:paragraph-rsid="006c66b5"/>
    </style:style>
    <style:style style:name="P117" style:family="paragraph" style:parent-style-name="Heading_20_4">
      <style:text-properties officeooo:paragraph-rsid="00a134dd"/>
    </style:style>
    <style:style style:name="P118" style:family="paragraph" style:parent-style-name="Heading_20_4">
      <style:text-properties officeooo:paragraph-rsid="007b66f9"/>
    </style:style>
    <style:style style:name="P119" style:family="paragraph" style:parent-style-name="Heading_20_4">
      <style:text-properties officeooo:rsid="000c27ef" officeooo:paragraph-rsid="000c27ef"/>
    </style:style>
    <style:style style:name="P120" style:family="paragraph" style:parent-style-name="Heading_20_4">
      <style:text-properties officeooo:paragraph-rsid="0064cb1e"/>
    </style:style>
    <style:style style:name="P121" style:family="paragraph" style:parent-style-name="Standard" style:list-style-name="L1"/>
    <style:style style:name="P122" style:family="paragraph" style:parent-style-name="Standard" style:list-style-name="L1">
      <style:text-properties officeooo:paragraph-rsid="001acb64"/>
    </style:style>
    <style:style style:name="P123" style:family="paragraph" style:parent-style-name="Standard" style:list-style-name="L2">
      <style:text-properties officeooo:paragraph-rsid="0089867b"/>
    </style:style>
    <style:style style:name="P124" style:family="paragraph" style:parent-style-name="Standard" style:list-style-name="L2">
      <style:text-properties officeooo:paragraph-rsid="00908997"/>
    </style:style>
    <style:style style:name="P125" style:family="paragraph" style:parent-style-name="Standard" style:list-style-name="L2">
      <style:text-properties officeooo:paragraph-rsid="001bb077"/>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7" style:family="paragraph">
      <style:paragraph-properties fo:text-align="center"/>
    </style:style>
    <style:style style:name="P128"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officeooo:rsid="00b5b667"/>
    </style:style>
    <style:style style:name="T12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style:font-name="Liberation Serif" fo:font-size="12pt" style:font-size-asian="12pt" style:font-size-complex="12pt"/>
    </style:style>
    <style:style style:name="fr1" style:family="graphic" style:parent-style-name="Frame">
      <style:graphic-properties style:vertical-pos="top" style:vertical-rel="baseline"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2"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fr3"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657_993556762" text:style-name="Index_20_Link" text:visited-style-name="Index_20_Link">Theory of operation:<text:tab/>3</text:a></text:p>
          <text:p text:style-name="P66"><text:a xlink:type="simple" xlink:href="#__RefHeading___Toc1438_4109188922" text:style-name="Index_20_Link" text:visited-style-name="Index_20_Link">Overall structure:<text:tab/>3</text:a></text:p>
          <text:p text:style-name="P66"><text:a xlink:type="simple" xlink:href="#__RefHeading___Toc1563_791284443" text:style-name="Index_20_Link" text:visited-style-name="Index_20_Link">Quick Spec:<text:tab/>3</text:a></text:p>
          <text:p text:style-name="P66"><text:a xlink:type="simple" xlink:href="#__RefHeading___Toc1440_4109188922" text:style-name="Index_20_Link" text:visited-style-name="Index_20_Link">Comments:<text:tab/>3</text:a></text:p>
          <text:p text:style-name="P66"><text:a xlink:type="simple" xlink:href="#__RefHeading___Toc1442_4109188922" text:style-name="Index_20_Link" text:visited-style-name="Index_20_Link">Doc comments:<text:tab/>3</text:a></text:p>
          <text:p text:style-name="P66"><text:a xlink:type="simple" xlink:href="#__RefHeading___Toc1444_4109188922" text:style-name="Index_20_Link" text:visited-style-name="Index_20_Link">Line continuation:<text:tab/>4</text:a></text:p>
          <text:p text:style-name="P66"><text:a xlink:type="simple" xlink:href="#__RefHeading___Toc1446_4109188922" text:style-name="Index_20_Link" text:visited-style-name="Index_20_Link">Platform statement(s):<text:tab/>4</text:a></text:p>
          <text:p text:style-name="P65"><text:a xlink:type="simple" xlink:href="#__RefHeading___Toc1448_4109188922" text:style-name="Index_20_Link" text:visited-style-name="Index_20_Link">Language Statements<text:tab/>4</text:a></text:p>
          <text:p text:style-name="P66"><text:a xlink:type="simple" xlink:href="#__RefHeading___Toc1543_791284443" text:style-name="Index_20_Link" text:visited-style-name="Index_20_Link">Import statement(s):<text:tab/>4</text:a></text:p>
          <text:p text:style-name="P66"><text:a xlink:type="simple" xlink:href="#__RefHeading___Toc1545_791284443" text:style-name="Index_20_Link" text:visited-style-name="Index_20_Link">Functions:<text:tab/>4</text:a></text:p>
          <text:p text:style-name="P66"><text:a xlink:type="simple" xlink:href="#__RefHeading___Toc1547_791284443" text:style-name="Index_20_Link" text:visited-style-name="Index_20_Link">Loop statement:<text:tab/>4</text:a></text:p>
          <text:p text:style-name="P66"><text:a xlink:type="simple" xlink:href="#__RefHeading___Toc1549_791284443" text:style-name="Index_20_Link" text:visited-style-name="Index_20_Link">Conditionals:<text:tab/>4</text:a></text:p>
          <text:p text:style-name="P66"><text:a xlink:type="simple" xlink:href="#__RefHeading___Toc1551_791284443" text:style-name="Index_20_Link" text:visited-style-name="Index_20_Link">Execution Transfer:<text:tab/>4</text:a></text:p>
          <text:p text:style-name="P66"><text:a xlink:type="simple" xlink:href="#__RefHeading___Toc1450_4109188922" text:style-name="Index_20_Link" text:visited-style-name="Index_20_Link">Label declaration:<text:tab/>4</text:a></text:p>
          <text:p text:style-name="P66"><text:a xlink:type="simple" xlink:href="#__RefHeading___Toc1553_791284443" text:style-name="Index_20_Link" text:visited-style-name="Index_20_Link">Data declarations:<text:tab/>5</text:a></text:p>
          <text:p text:style-name="P67"><text:a xlink:type="simple" xlink:href="#__RefHeading___Toc1452_4109188922" text:style-name="Index_20_Link" text:visited-style-name="Index_20_Link">Builtin Types:<text:tab/>5</text:a></text:p>
          <text:p text:style-name="P67"><text:a xlink:type="simple" xlink:href="#__RefHeading___Toc2480_2906867490" text:style-name="Index_20_Link" text:visited-style-name="Index_20_Link">Initializers:<text:tab/>5</text:a></text:p>
          <text:p text:style-name="P67"><text:a xlink:type="simple" xlink:href="#__RefHeading___Toc1454_4109188922" text:style-name="Index_20_Link" text:visited-style-name="Index_20_Link">Custom types:<text:tab/>5</text:a></text:p>
          <text:p text:style-name="P67"><text:a xlink:type="simple" xlink:href="#__RefHeading___Toc1456_4109188922" text:style-name="Index_20_Link" text:visited-style-name="Index_20_Link">Aggregates:<text:tab/>5</text:a></text:p>
          <text:p text:style-name="P67"><text:a xlink:type="simple" xlink:href="#__RefHeading___Toc1458_4109188922" text:style-name="Index_20_Link" text:visited-style-name="Index_20_Link">Data attributes:<text:tab/>5</text:a></text:p>
          <text:p text:style-name="P66"><text:a xlink:type="simple" xlink:href="#__RefHeading___Toc1462_4109188922" text:style-name="Index_20_Link" text:visited-style-name="Index_20_Link">Constant Strings:<text:tab/>6</text:a></text:p>
          <text:p text:style-name="P65"><text:a xlink:type="simple" xlink:href="#__RefHeading___Toc1466_4109188922" text:style-name="Index_20_Link" text:visited-style-name="Index_20_Link">Functions:<text:tab/>7</text:a></text:p>
          <text:p text:style-name="P65"><text:a xlink:type="simple" xlink:href="#__RefHeading___Toc2377_471559711" text:style-name="Index_20_Link" text:visited-style-name="Index_20_Link">Execution control:<text:tab/>7</text:a></text:p>
          <text:p text:style-name="P66"><text:a xlink:type="simple" xlink:href="#__RefHeading___Toc2379_471559711" text:style-name="Index_20_Link" text:visited-style-name="Index_20_Link">Function calls:<text:tab/>8</text:a></text:p>
          <text:p text:style-name="P65"><text:a xlink:type="simple" xlink:href="#__RefHeading___Toc1468_4109188922" text:style-name="Index_20_Link" text:visited-style-name="Index_20_Link">Allocations:<text:tab/>8</text:a></text:p>
          <text:p text:style-name="P66"><text:a xlink:type="simple" xlink:href="#__RefHeading___Toc1470_4109188922" text:style-name="Index_20_Link" text:visited-style-name="Index_20_Link">Exceptions:<text:tab/>8</text:a></text:p>
          <text:p text:style-name="P66"><text:a xlink:type="simple" xlink:href="#__RefHeading___Toc1472_4109188922" text:style-name="Index_20_Link" text:visited-style-name="Index_20_Link">Expressions:<text:tab/>8</text:a></text:p>
          <text:p text:style-name="P66"><text:a xlink:type="simple" xlink:href="#__RefHeading___Toc1474_4109188922" text:style-name="Index_20_Link" text:visited-style-name="Index_20_Link">Type conversions:<text:tab/>9</text:a></text:p>
          <text:p text:style-name="P66"><text:a xlink:type="simple" xlink:href="#__RefHeading___Toc1476_4109188922" text:style-name="Index_20_Link" text:visited-style-name="Index_20_Link">Grouping:<text:tab/>9</text:a></text:p>
          <text:p text:style-name="P65"><text:a xlink:type="simple" xlink:href="#__RefHeading___Toc2381_471559711" text:style-name="Index_20_Link" text:visited-style-name="Index_20_Link">Operators:<text:tab/>9</text:a></text:p>
          <text:p text:style-name="P66"><text:a xlink:type="simple" xlink:href="#__RefHeading___Toc1478_4109188922" text:style-name="Index_20_Link" text:visited-style-name="Index_20_Link">Unary operators:<text:tab/>11</text:a></text:p>
          <text:p text:style-name="P66"><text:a xlink:type="simple" xlink:href="#__RefHeading___Toc1480_4109188922" text:style-name="Index_20_Link" text:visited-style-name="Index_20_Link">Binary operators:<text:tab/>11</text:a></text:p>
          <text:p text:style-name="P66"><text:a xlink:type="simple" xlink:href="#__RefHeading___Toc1486_4109188922" text:style-name="Index_20_Link" text:visited-style-name="Index_20_Link">Binary Bit wise operators:<text:tab/>11</text:a></text:p>
          <text:p text:style-name="P66"><text:a xlink:type="simple" xlink:href="#__RefHeading___Toc1555_791284443" text:style-name="Index_20_Link" text:visited-style-name="Index_20_Link">Binary Logical operators:<text:tab/>11</text:a></text:p>
          <text:p text:style-name="P66"><text:a xlink:type="simple" xlink:href="#__RefHeading___Toc1488_4109188922" text:style-name="Index_20_Link" text:visited-style-name="Index_20_Link">Conditionals:<text:tab/>11</text:a></text:p>
          <text:p text:style-name="P67"><text:soft-page-break/><text:a xlink:type="simple" xlink:href="#__RefHeading___Toc1490_4109188922" text:style-name="Index_20_Link" text:visited-style-name="Index_20_Link">Assignments:<text:tab/>12</text:a></text:p>
          <text:p text:style-name="P67"><text:a xlink:type="simple" xlink:href="#__RefHeading___Toc1492_4109188922" text:style-name="Index_20_Link" text:visited-style-name="Index_20_Link">Conditional elements:<text:tab/>12</text:a></text:p>
          <text:p text:style-name="P67"><text:a xlink:type="simple" xlink:href="#__RefHeading___Toc1494_4109188922" text:style-name="Index_20_Link" text:visited-style-name="Index_20_Link">Looping statement:<text:tab/>12</text:a></text:p>
          <text:p text:style-name="P67"><text:a xlink:type="simple" xlink:href="#__RefHeading___Toc1496_4109188922" text:style-name="Index_20_Link" text:visited-style-name="Index_20_Link"><text:s/>Execution control:<text:tab/>12</text:a></text:p>
          <text:p text:style-name="P65"><text:a xlink:type="simple" xlink:href="#__RefHeading___Toc1500_4109188922" text:style-name="Index_20_Link" text:visited-style-name="Index_20_Link"><text:s/>Preprocessing:<text:tab/>13</text:a></text:p>
          <text:p text:style-name="P65"><text:a xlink:type="simple" xlink:href="#__RefHeading___Toc1532_1612502148" text:style-name="Index_20_Link" text:visited-style-name="Index_20_Link">Command line:<text:tab/>16</text:a></text:p>
          <text:p text:style-name="P66"><text:a xlink:type="simple" xlink:href="#__RefHeading___Toc1502_4109188922" text:style-name="Index_20_Link" text:visited-style-name="Index_20_Link">Comand line arguments:<text:tab/>16</text:a></text:p>
        </text:index-body>
      </text:table-of-content>
      <text:h text:style-name="P106" text:outline-level="3"/>
      <text:h text:style-name="P107" text:outline-level="3"><text:bookmark-start text:name="__RefHeading___Toc1657_993556762"/>Theory of operation:<text:bookmark-end text:name="__RefHeading___Toc1657_993556762"/></text:h>
      <text:p text:style-name="P35"><text:s text:c="2"/><text:span text:style-name="T48">The lexer unit creates an array of tokens. </text:span><text:span text:style-name="T49">The lexer has states for stings, </text:span><text:span text:style-name="T110">numbers and Unicode.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26"><text:span text:style-name="T121">Partially complete </text:span></text:p></office:annotation></text:span></text:p>
      <text:h text:style-name="Heading_20_3" text:outline-level="3"><text:bookmark-start text:name="__RefHeading___Toc1438_4109188922"/>Overall structure:<text:bookmark-end text:name="__RefHeading___Toc1438_4109188922"/></text:h>
      <text:p text:style-name="P94">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08" text:outline-level="3">Statement delimiters:</text:h>
      <text:p text:style-name="P100"><text:s text:c="5"/><text:span text:style-name="T92">The statements in pyvcomp begin with specific keywords, and end with a semicolon or a newline. Either one or both semicolon / newline may be present. </text:span><text:span text:style-name="T93">Language constructs like func / if / loop are largely delimited by </text:span><text:span text:style-name="T94">curly braces </text:span><text:span text:style-name="T93">‘{‘ ‘}’. </text:span><text:span text:style-name="T101">The braces are not optional to prevent a particular source of error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101"/>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7">( u32:aa=1 ;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5"><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5">Comment delimiters: </text:p>
      <text:list xml:id="list3808810894" text:style-name="L1">
        <text:list-item>
          <text:p text:style-name="P122"><text:s text:c="3"/><text:span text:style-name="T24">From ‘</text:span>#’ <text:span text:style-name="T13">to the end of line </text:span></text:p>
        </text:list-item>
        <text:list-item>
          <text:p text:style-name="P121"><text:s text:c="3"/><text:span text:style-name="T104">F</text:span>rom ‘//’ to end of line</text:p>
        </text:list-item>
        <text:list-item>
          <text:p text:style-name="P121"><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9"><text:s text:c="7"/><text:span text:style-name="T89">Doc comments are copied / extracted <text:s/>verbatim to standard output. <text:s/></text:span><text:span text:style-name="T95">The -r option on the command line activates comment extraction.</text:span><text:span text:style-name="T89"> </text:span></text:p>
      <text:p text:style-name="P89"/>
      <text:p text:style-name="P102">Doc comment delimiters:</text:p>
      <text:p text:style-name="P87"/>
      <text:list xml:id="list2553495756" text:style-name="L2">
        <text:list-item>
          <text:p text:style-name="P123"><text:span text:style-name="T89">F</text:span>rom ‘##’ to the end of line</text:p>
        </text:list-item>
        <text:list-item>
          <text:p text:style-name="P124"><text:span text:style-name="T89">F</text:span><text:span text:style-name="T95">r</text:span>om <text:s/>‘///’ to end of line</text:p>
        </text:list-item>
        <text:list-item>
          <text:p text:style-name="P125"><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8"/>
      <text:p text:style-name="P88">Doc comment Example:</text:p>
      <text:p text:style-name="P74"/>
      <table:table table:name="Table4" table:style-name="Table4" table:template-name="Academic">
        <table:table-column table:style-name="Table4.A"/>
        <table:table-row table:style-name="Table4.1">
          <table:table-cell table:style-name="Table4.A1" office:value-type="string">
            <text:p text:style-name="P73"/>
            <text:p text:style-name="P73">// Outputs verbatim after doc comment marker</text:p>
            <text:p text:style-name="P72">///Doc Comment C++</text:p>
            <text:p text:style-name="P72">/** * Doc Comment C++ inline</text:p>
            <text:p text:style-name="P72"><text:s/>* inline another line </text:p>
            <text:p text:style-name="P72">*/</text:p>
            <text:p text:style-name="P72">//</text:p>
            <text:p text:style-name="P72">///Doc comment again </text:p>
            <text:p text:style-name="P72">##Doc Comment SH</text:p>
          </table:table-cell>
        </table:table-row>
      </table:table>
      <text:p text:style-name="P72"/>
      <text:p text:style-name="P88">Will print the following:</text:p>
      <text:p text:style-name="P88"/>
      <table:table table:name="Table5" table:style-name="Table5" table:template-name="Academic">
        <table:table-column table:style-name="Table5.A"/>
        <table:table-row table:style-name="Table5.1">
          <table:table-cell table:style-name="Table5.A1" office:value-type="string">
            <text:p text:style-name="P80"/>
            <text:p text:style-name="P76">Doc Comment C++</text:p>
            <text:p text:style-name="P75"><text:s/>* Doc Comment C++ inline</text:p>
            <text:p text:style-name="P75"><text:s/>* inline another line</text:p>
            <text:p text:style-name="P75">Doc comment again</text:p>
            <text:p text:style-name="P75">Doc Comment SH</text:p>
            <text:p text:style-name="P77"/>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90"/>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09" text:outline-level="3"><text:bookmark-start text:name="__RefHeading___Toc1543_791284443"/>Import statement(s):<text:bookmark-end text:name="__RefHeading___Toc1543_791284443"/></text:h>
      <text:p text:style-name="P71"><text:s text:c="4"/>Import interface from source file or interface file.</text:p>
      <text:p text:style-name="P71"/>
      <text:p text:style-name="P24">Syntax: </text:p>
      <text:h text:style-name="P109" text:outline-level="3"><text:span text:style-name="T91"><draw:frame draw:style-name="fr3" draw:name="Frame13" text:anchor-type="as-char" svg:y="-0.2972in" svg:width="6.8291in" draw:z-index="5"><draw:text-box fo:min-height="0.3154in"><text:p text:style-name="P82"><text:span text:style-name="T91"><text:tab/>%</text:span><text:span text:style-name="T111">import filename</text:span></text:p></draw:text-box></draw:frame></text:span><text:span text:style-name="T99">Include</text:span><text:span text:style-name="T91"> statement(s):</text:span></text:h>
      <text:p text:style-name="P71"><text:s text:c="4"/><text:span text:style-name="T99">Include file verbatim</text:span>.</text:p>
      <text:p text:style-name="P71"/>
      <text:p text:style-name="P24">Syntax: </text:p>
      <text:p text:style-name="P71"><draw:frame draw:style-name="fr3" draw:name="Frame12" text:anchor-type="as-char" svg:y="-0.2972in" svg:width="6.8291in" draw:z-index="6"><draw:text-box fo:min-height="0.3154in"><text:p text:style-name="P82"><text:span text:style-name="T91"><text:tab/>%</text:span><text:span text:style-name="T111">include filename</text:span></text:p></draw:text-box></draw:frame></text:p>
      <text:h text:style-name="P109" text:outline-level="3"><text:span text:style-name="T112">Define</text:span> statement(s):</text:h>
      <text:p text:style-name="P71"><text:s text:c="4"/><text:span text:style-name="T112">Define pre-processor variable.</text:span></text:p>
      <text:p text:style-name="P71"/>
      <text:p text:style-name="P24">Syntax: </text:p>
      <text:p text:style-name="P71"><draw:frame draw:style-name="fr3" draw:name="Frame11" text:anchor-type="as-char" svg:y="-0.2972in" svg:width="6.8291in" draw:z-index="11"><draw:text-box fo:min-height="0.3154in"><text:p text:style-name="P82"><text:span text:style-name="T91"><text:tab/>%</text:span><text:span text:style-name="T112">define PREPROCVAR value</text:span></text:p></draw:text-box></draw:frame></text:p>
      <text:h text:style-name="P110" text:outline-level="3" text:is-list-header="true"><text:bookmark-start text:name="__RefHeading___Toc1545_791284443"/>Functions:<text:bookmark-end text:name="__RefHeading___Toc1545_791284443"/></text:h>
      <text:p text:style-name="P96"><text:s text:c="4"/><text:span text:style-name="T100">Function is a fundamental sub unit of code. </text:span><text:span text:style-name="T90">The </text:span><text:span text:style-name="T100">function </text:span><text:span text:style-name="T90">has two internal blocks, named enter and leave. The enter block is executed on before </text:span><text:span text:style-name="T100">function body</text:span><text:span text:style-name="T90">. The leave block is executed after the </text:span><text:span text:style-name="T100">function body</text:span><text:span text:style-name="T90">. This assures cleanup is always done.</text:span></text:p>
      <text:p text:style-name="P25">Syntax: </text:p>
      <text:p text:style-name="P91"><draw:frame draw:style-name="fr3" draw:name="Frame3" text:anchor-type="as-char" svg:y="-0.2972in" svg:width="6.8291in" draw:z-index="12"><draw:text-box fo:min-height="0.3154in"><text:p text:style-name="P82"><text:span text:style-name="T91"><text:tab/></text:span><text:span text:style-name="T97">f</text:span><text:span text:style-name="T91">unc ( arguments) </text:span></text:p><text:p text:style-name="P82"><text:span text:style-name="T91"><text:tab/><text:tab/>{ </text:span><text:span text:style-name="T90">enter {} ; leave {} ; <text:s/></text:span><text:span text:style-name="T91">function_body ; return statement )</text:span></text:p></draw:text-box></draw:frame></text:p>
      <text:h text:style-name="P111"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90">The loop has two internal blocks, named enter and leave. The enter block is executed on before first run of the loop. The leave block is executed after the last run on the loop. This assures cleanup is always done.</text:span></text:p>
      <text:p text:style-name="P20"/>
      <text:p text:style-name="P26">Syntax: </text:p>
      <text:p text:style-name="P70"><draw:frame draw:style-name="fr3" draw:name="Frame1" text:anchor-type="as-char" svg:y="-0.2972in" svg:width="6.8291in" draw:z-index="0"><draw:text-box fo:min-height="0.3154in"><text:p text:style-name="P81"><text:span text:style-name="T91"><text:tab/>loop {</text:span><text:span text:style-name="T90">enter {} ; leave {} ; </text:span><text:span text:style-name="T91">loop_body }</text:span></text:p></draw:text-box></draw:frame></text:p>
      <text:p text:style-name="P22"><text:soft-page-break/><draw:frame draw:style-name="fr2" draw:name="Frame2" text:anchor-type="as-char" svg:width="6.8291in" draw:z-index="1"><draw:text-box fo:min-height="0.3154in"><text:p text:style-name="P81"><text:span text:style-name="T91"><text:tab/>{ loop_body_</text:span><text:span text:style-name="T98">statements</text:span><text:span text:style-name="T91"> ; </text:span><text:span text:style-name="T98">return retval </text:span><text:span text:style-name="T91">}</text:span></text:p></draw:text-box></draw:frame></text:p>
      <text:h text:style-name="P112" text:outline-level="3">Example:</text:h>
      <table:table table:name="Table6" table:style-name="Table6" table:template-name="Academic">
        <table:table-column table:style-name="Table6.A"/>
        <table:table-row table:style-name="Table6.1">
          <table:table-cell table:style-name="Table6.A1" office:value-type="string">
            <text:p text:style-name="P78"/>
            <text:p text:style-name="P79">loop { enter {u32 : count = 0}; leave { } ;</text:p>
            <text:p text:style-name="P79"><text:s text:c="8"/>if (count &gt; 10 ) { break ; }</text:p>
            <text:p text:style-name="P79"><text:s text:c="8"/>print(“count %d\n”, count);</text:p>
            <text:p text:style-name="P79"><text:s text:c="8"/>count ++;</text:p>
            <text:p text:style-name="P79">}</text:p>
            <text:p text:style-name="P79"/>
          </table:table-cell>
        </table:table-row>
      </table:table>
      <text:h text:style-name="P113" text:outline-level="3"><text:bookmark-start text:name="__RefHeading___Toc1549_791284443"/>Conditionals:<text:bookmark-end text:name="__RefHeading___Toc1549_791284443"/></text:h>
      <text:p text:style-name="P21"><text:s text:c="4"/><text:span text:style-name="T104">Conditionals execute a block of code if a particular condition is met. The if condition is enclosed in an extra set of curly braces to disambiguate nested if conditions. This arrangement is also an instrumental tool to prevent a particular class of bugs.</text:span></text:p>
      <text:p text:style-name="P21">Syntax: <text:s text:c="3"/><draw:frame draw:style-name="fr3" draw:name="Frame4" text:anchor-type="as-char" svg:y="-0.2972in" svg:width="6.8291in" draw:z-index="3"><draw:text-box fo:min-height="0.3154in"><text:p text:style-name="P83"><text:span text:style-name="T91"><text:tab/>if <text:s text:c="2"/>(condition) <text:tab/></text:span><text:span text:style-name="T104">{ </text:span><text:span text:style-name="T91">{if_body} </text:span></text:p><text:p text:style-name="P23"><text:tab/>elif (condition) <text:tab/> <text:s/>{elif_body} </text:p><text:p text:style-name="P83"><text:span text:style-name="T91"><text:tab/>else <text:tab/><text:tab/><text:tab/> <text:s/>{else_body} </text:span><text:span text:style-name="T104">}</text:span></text:p></draw:text-box></draw:frame><draw:frame draw:style-name="fr3" draw:name="Frame7" text:anchor-type="as-char" svg:y="-0.2972in" svg:width="6.8291in" draw:z-index="13"><draw:text-box fo:min-height="0.3154in"><text:p text:style-name="P83"><text:span text:style-name="T91"><text:tab/>if <text:s text:c="2"/>(condition) <text:tab/></text:span><text:span text:style-name="T104">{ </text:span><text:span text:style-name="T91">{if_body} </text:span></text:p><text:p text:style-name="P83"><text:span text:style-name="T91"><text:tab/>else <text:tab/><text:tab/><text:tab/> <text:s/>{else_body} </text:span><text:span text:style-name="T104">}</text:span></text:p></draw:text-box></draw:frame><draw:frame draw:style-name="fr3" draw:name="Frame6" text:anchor-type="as-char" svg:y="-0.2972in" svg:width="6.8291in" draw:z-index="10"><draw:text-box fo:min-height="0.3154in"><text:p text:style-name="P83"><text:span text:style-name="T91"><text:tab/>if <text:s text:c="2"/>(condition) <text:tab/></text:span><text:span text:style-name="T104">{ </text:span><text:span text:style-name="T91">{if_body} </text:span><text:span text:style-name="T105">}</text:span></text:p></draw:text-box></draw:frame></text:p>
      <text:h text:style-name="P114" text:outline-level="3"><text:bookmark-start text:name="__RefHeading___Toc1551_791284443"/><text:span text:style-name="T32">Execution Transfer</text:span><text:span text:style-name="T106">s</text:span>:<text:bookmark-end text:name="__RefHeading___Toc1551_791284443"/></text:h>
      <text:h text:style-name="Heading_20_4" text:outline-level="4">Function Call:</text:h>
      <text:p text:style-name="P99"><text:s text:c="4"/><text:span text:style-name="T106">Function call execute the function sub unit.</text:span></text:p>
      <text:p text:style-name="P99">Syntax:</text:p>
      <text:p text:style-name="P97"><draw:frame draw:style-name="fr2" draw:name="Frame5" text:anchor-type="as-char" svg:width="6.8291in" draw:z-index="4"><draw:text-box fo:min-height="0.3154in"><text:p text:style-name="P81"><text:span text:style-name="T91"><text:tab/></text:span><text:span text:style-name="T104">function_name(args)</text:span></text:p></draw:text-box></draw:frame></text:p>
      <text:h text:style-name="P117" text:outline-level="4" text:is-list-header="true">Goto statement:</text:h>
      <text:p text:style-name="P99"><text:s text:c="2"/><text:span text:style-name="T106">The goto instruction transfers execution to a label. Only intra function goto-s are allowed. </text:span><text:span text:style-name="T107">The programmer is responsible for stack integrity, return integrity, allocations etc. This responsibility is somewhat mitigated by the enter / leave subsystems.</text:span></text:p>
      <text:p text:style-name="P99">Syntax:</text:p>
      <text:p text:style-name="P97"><text:soft-page-break/><draw:frame draw:style-name="fr2" draw:name="Frame8" text:anchor-type="as-char" svg:width="6.8291in" draw:z-index="7"><draw:text-box fo:min-height="0.3154in"><text:p text:style-name="P84"><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98"><draw:frame draw:style-name="fr2" draw:name="Frame9" text:anchor-type="as-char" svg:width="6.8291in" draw:z-index="8"><draw:text-box fo:min-height="0.3154in"><text:p text:style-name="P84"><text:span text:style-name="T91"><text:tab/>: </text:span><text:span text:style-name="T32">label_name</text:span></text:p></draw:text-box></draw:frame></text:p>
      <text:h text:style-name="P114" text:outline-level="3"><text:bookmark-start text:name="__RefHeading___Toc1553_791284443"/>Data declarations:<text:bookmark-end text:name="__RefHeading___Toc1553_791284443"/></text:h>
      <text:p text:style-name="P54"><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54"/>
      <text:p text:style-name="P54"><text:s text:c="4"/><text:tab/>Type<text:span text:style-name="T70">N</text:span><text:span text:style-name="T14">ame </text:span>: <text:span text:style-name="T70">V</text:span>ar<text:span text:style-name="T70">N</text:span>ame = initval </text:p>
      <text:p text:style-name="P54"/>
      <text:p text:style-name="P54"><text:s/><text:span text:style-name="T70">Expanded </text:span><text:span text:style-name="T80">(multiple) </text:span><text:span text:style-name="T70">var declaration:</text:span></text:p>
      <text:p text:style-name="P54"/>
      <text:p text:style-name="P55"><text:s text:c="4"/><text:tab/>Type<text:span text:style-name="T70">N</text:span><text:span text:style-name="T14">ame </text:span>: <text:span text:style-name="T70">V</text:span>ar<text:span text:style-name="T70">N</text:span>ame = initval <text:span text:style-name="T70">[ ; Varname2 = initval2]</text:span></text:p>
      <text:p text:style-name="P55"/>
      <text:p text:style-name="P56">Declaration terminates at the end of line or <text:span text:style-name="T71">terminated by</text:span> a semi-colon;</text:p>
      <text:p text:style-name="P56"/>
      <text:p text:style-name="P63"><text:s text:c="4"/><text:tab/>Type<text:span text:style-name="T70">N</text:span><text:span text:style-name="T14">ame </text:span>: <text:span text:style-name="T70">V</text:span>ar<text:span text:style-name="T70">N</text:span>ame = initval <text:s/></text:p>
      <text:p text:style-name="P57"><text:tab/>TypeName3 Varname3 = initval3</text:p>
      <text:p text:style-name="P63"><text:s text:c="4"/><text:tab/>Type<text:span text:style-name="T70">N</text:span><text:span text:style-name="T14">ame </text:span>: <text:span text:style-name="T70">V</text:span>ar<text:span text:style-name="T70">N</text:span>ame = initval ; <text:span text:style-name="T70">TypeName3 Varname3 = initval3</text:span></text:p>
      <text:p text:style-name="P63"/>
      <text:h text:style-name="Heading_20_4" text:outline-level="4"><text:bookmark-start text:name="__RefHeading___Toc1452_4109188922"/><text:span text:style-name="T25">Builtin T</text:span>ypes:<text:bookmark-end text:name="__RefHeading___Toc1452_4109188922"/></text:h>
      <text:p text:style-name="P92"><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8"><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8"><text:tab/><text:span text:style-name="T86">arr<text:tab/><text:tab/><text:tab/><text:tab/>Compound bytes like strings and buffers</text:span></text:p>
      <text:p text:style-name="P68"><text:tab/><text:span text:style-name="T86">struct<text:tab/><text:tab/><text:tab/><text:tab/>Structured data</text:span></text:p>
      <text:p text:style-name="P68"><text:span text:style-name="T45"><text:tab/>function<text:tab/><text:tab/><text:tab/></text:span><text:span text:style-name="T73">Pointer to </text:span><text:span text:style-name="T74">a </text:span><text:span text:style-name="T73">function </text:span></text:p>
      <text:p text:style-name="P63"><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63"><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text:span><text:span text:style-name="T120">b</text:span><text:span text:style-name="T82">01010 </text:span><text:span text:style-name="T120">0z1010</text:span></text:p>
      <text:p text:style-name="Standard"><text:tab/><text:tab/><text:span text:style-name="T82">Octal<text:tab/><text:tab/><text:tab/><text:tab/><text:tab/>0</text:span><text:span text:style-name="T120">y</text:span><text:span text:style-name="T82">4567 </text:span><text:span text:style-name="T120">0o4576</text:span></text:p>
      <text:p text:style-name="Standard"><text:tab/><text:span text:style-name="T82">Float initializers</text:span></text:p>
      <text:p text:style-name="P68"><text:tab/><text:tab/><text:span text:style-name="T86">Float<text:tab/><text:tab/><text:tab/><text:tab/><text:tab/>0.1, 1., </text:span></text:p>
      <text:p text:style-name="P86"><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18" text:outline-level="4"><text:bookmark-start text:name="__RefHeading___Toc1454_4109188922"/><text:soft-page-break/>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19"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text:span><text:bookmark-end text:name="__RefHeading___Toc1458_4109188922"/></text:h>
      <text:p text:style-name="P34"><text:s text:c="4"/><text:tab/>constant <text:tab/><text:tab/><text:span text:style-name="T117">can not change it</text:span></text:p>
      <text:p text:style-name="P34"><text:tab/>volatile<text:tab/><text:tab/><text:span text:style-name="T117">expect external source to change it</text:span><text:tab/> </text:p>
      <text:p text:style-name="P34"><text:tab/>static <text:tab/><text:tab/><text:tab/><text:span text:style-name="T117">not visible outside the module</text:span></text:p>
      <text:p text:style-name="P34"><text:tab/>external<text:tab/><text:tab/><text:span text:style-name="T117">declared outside of this module</text:span> </text:p>
      <text:p text:style-name="P34"/>
      <text:h text:style-name="Heading_20_3" text:outline-level="3"><text:bookmark-start text:name="__RefHeading___Toc1462_4109188922"/>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103"><text:s text:c="8"/><text:tab/></text:p>
      <text:p text:style-name="P103">Functions:</text:p>
      <text:p text:style-name="P103"/>
      <text:p text:style-name="P33"><text:s text:c="4"/>func funcname () { <text:span text:style-name="T18">func</text:span><text:span text:style-name="T44">tion </text:span><text:span text:style-name="T18">body</text:span> }</text:p>
      <text:p text:style-name="P33"><text:s text:c="4"/>func funcname ( arg_declarelist )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33"><text:tab/><text:tab/>enter { <text:span text:style-name="T42">statements</text:span> }</text:p>
      <text:p text:style-name="P33"><text:s text:c="8"/><text:tab/><text:tab/>leave { <text:span text:style-name="T42">statements</text:span> }</text:p>
      <text:p text:style-name="P33"><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8"><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8"><text:soft-page-break/><text:s/><text:tab/></text:p>
      <text:p text:style-name="P39">Example:</text:p>
      <text:p text:style-name="P37"><text:tab/><text:span text:style-name="T54">func () </text:span></text:p>
      <text:p text:style-name="P38"><text:tab/> <text:s text:c="4"/>{</text:p>
      <text:p text:style-name="P38"><text:tab/><text:tab/><text:span text:style-name="T76">u</text:span>32 : loopx = 0</text:p>
      <text:p text:style-name="P38"><text:tab/><text:tab/>enter { print(“enter”}</text:p>
      <text:p text:style-name="P38"><text:tab/><text:tab/>leave { print(“<text:span text:style-name="T76">leave</text:span>”}</text:p>
      <text:p text:style-name="P38"><text:tab/><text:tab/>print(“function body”)<text:tab/></text:p>
      <text:p text:style-name="P38"><text:tab/> <text:s text:c="3"/><text:span text:style-name="T76">}</text:span></text:p>
      <text:h text:style-name="Heading_20_2" text:outline-level="2"><text:bookmark-start text:name="__RefHeading___Toc2377_471559711"/>Execution control:<text:bookmark-end text:name="__RefHeading___Toc2377_471559711"/></text:h>
      <text:p text:style-name="P38"><text:tab/><text:span text:style-name="T56">Two</text:span> execution control mechanism<text:span text:style-name="T56">s</text:span>: loop <text:span text:style-name="T56">and if</text:span></text:p>
      <text:p text:style-name="P43"><text:tab/>The enter (clause) is executed on entry. The leave (clause) is executed on <text:span text:style-name="T118">exit.</text:span> </text:p>
      <text:p text:style-name="P43"/>
      <text:p text:style-name="P43"><text:tab/>loop <text:tab/>{ </text:p>
      <text:p text:style-name="P43"><text:span text:style-name="T56"><text:tab/><text:tab/><text:tab/>e</text:span>nter { <text:s/>} <text:s/>; leave { <text:span text:style-name="T55"><text:s/></text:span>}</text:p>
      <text:p text:style-name="P40"><text:tab/><text:tab/> <text:tab/><text:span text:style-name="T56">i</text:span>f ( <text:span text:style-name="T56">condition </text:span>)</text:p>
      <text:p text:style-name="P41"><text:tab/><text:tab/><text:tab/><text:tab/><text:span text:style-name="T118">{ { </text:span><text:span text:style-name="T56">break </text:span><text:span text:style-name="T118">} }</text:span></text:p>
      <text:p text:style-name="P41"><text:tab/><text:tab/>}</text:p>
      <text:p text:style-name="P41"/>
      <text:p text:style-name="P44"><text:tab/>if ( condition 1 ) <text:span text:style-name="T118">{ </text:span>{ <text:span text:style-name="T76">code block</text:span> }</text:p>
      <text:p text:style-name="P46"><text:tab/>elif ( condition 2 ) { <text:span text:style-name="T76">code block</text:span> }</text:p>
      <text:p text:style-name="P46"><text:tab/>else {<text:span text:style-name="T76">code block</text:span> } <text:span text:style-name="T118">}</text:span></text:p>
      <text:p text:style-name="P44"/>
      <text:p text:style-name="P44">Example loop:</text:p>
      <text:p text:style-name="P41"><text:tab/>loop <text:tab/>{ </text:p>
      <text:p text:style-name="P41"><text:tab/><text:tab/>enter { u32:count = 0 }</text:p>
      <text:p text:style-name="P41"><text:tab/><text:tab/>leave { <text:span text:style-name="T55">print(“Counted”, </text:span>count <text:span text:style-name="T55">) </text:span>}</text:p>
      <text:p text:style-name="P41"><text:tab/><text:tab/></text:p>
      <text:p text:style-name="P41"><text:tab/><text:tab/>print (“Counter: ”, count); </text:p>
      <text:p text:style-name="P41"><text:tab/><text:tab/>if (count &gt; 10)</text:p>
      <text:p text:style-name="P41"><text:tab/><text:tab/><text:tab/>break</text:p>
      <text:p text:style-name="P41"><text:tab/><text:tab/>count += 1</text:p>
      <text:p text:style-name="P41"><text:tab/><text:tab/>}</text:p>
      <text:p text:style-name="P42"><text:tab/>}</text:p>
      <text:p text:style-name="P45"><text:tab/></text:p>
      <text:p text:style-name="P44"><text:tab/>Example if:</text:p>
      <text:p text:style-name="P44"><text:tab/><text:tab/>if ( item &gt; 2 ) <text:span text:style-name="T118">{</text:span> { print(“more than 2”<text:span text:style-name="T57">)</text:span> <text:s/>}</text:p>
      <text:p text:style-name="P44"><text:tab/><text:tab/>elif ( item &gt; 1 ) { print(“more than 1”<text:span text:style-name="T57">)</text:span> <text:s/>}</text:p>
      <text:p text:style-name="P44"><text:tab/><text:tab/>else { print(“not more than 1”<text:span text:style-name="T57">)</text:span> } <text:span text:style-name="T118">}</text:span></text:p>
      <text:p text:style-name="P44"/>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119">S</text:span>ix arguments <text:span text:style-name="T119">in registers,</text:span> loaded into ax bx .. si, di <text:span text:style-name="T119">(64 bit ABI)</text:span></text:p>
      <text:p text:style-name="Standard"><text:s text:c="8"/><text:tab/><text:span text:style-name="T77">Register widths;</text:span> <text:s text:c="3"/>(al-&gt;8 bit -- ax-&gt;16 bit -- eax-&gt;32 bit)</text:p>
      <text:p text:style-name="P59"><text:s text:c="8"/><text:tab/>Stack is not changed by the args. </text:p>
      <text:p text:style-name="P59"><text:tab/>Optional args are not set.</text:p>
      <text:p text:style-name="Standard"><text:soft-page-break/></text:p>
      <text:p text:style-name="P47"><text:s text:c="5"/>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9"><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8"/>
      <text:p text:style-name="P48"><text:s text:c="3"/>Return value is delivered in rax. <text:s/>(al, <text:span text:style-name="T62">ax, </text:span>eax, rax); <text:s/>If the <text:s/>function does not specify a return a value, zero is returned <text:span text:style-name="T62">in rax</text:span>.</text:p>
      <text:p text:style-name="P49"/>
      <text:p text:style-name="P49"><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9"/>
      <text:p text:style-name="P49"><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0"><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50"><text:tab/><text:span text:style-name="T69">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2"><text:tab/>P = Postfix, U = Unary, M = Multiplicative, A = Additive, S = Shift, </text:p>
      <text:p text:style-name="P62"><text:span text:style-name="T79"><text:tab/>R </text:span>= <text:span text:style-name="T79">Comparative </text:span>E = Equality, B = Bitwise, L = Logical, A = Assignment and C = Comma</text:p>
      <text:p text:style-name="P50"/>
      <text:p text:style-name="P50"><text:soft-page-break/><text:tab/><text:span text:style-name="T70">All operatords are left to right. Notably, assignment is turned into a ‘put’ operation. For instance: 12 =&gt; varx ; is assigning the value of 12 to variable name varx; </text:span></text:p>
      <text:p text:style-name="P5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ext:soft-page-break/>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0"/>
      <text:p text:style-name="Standard"><text:s text:c="8"/>( .. ) <text:s text:c="3"/>give precedence to expression in braces</text:p>
      <text:p text:style-name="Standard"/>
      <text:p text:style-name="P61">Unary</text:p>
      <text:p text:style-name="P52"><text:tab/><text:span text:style-name="T68">Arithmetic</text:span></text:p>
      <text:p text:style-name="P52"><text:tab/><text:span text:style-name="T68">Logical</text:span></text:p>
      <text:p text:style-name="P52"><text:tab/><text:span text:style-name="T68">Bit wise</text:span></text:p>
      <text:p text:style-name="P52"/>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oft-page-break/><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8">c</text:span>tion</text:p>
      <text:h text:style-name="P115"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8"><text:s text:c="8"/><text:tab/>| <text:s text:c="6"/><text:tab/><text:tab/><text:span text:style-name="T37">Bit wise O</text:span>r</text:p>
      <text:p text:style-name="P28"><text:s text:c="8"/><text:tab/>^ <text:s text:c="6"/><text:tab/><text:tab/><text:span text:style-name="T37">Bit wise X</text:span>or</text:p>
      <text:p text:style-name="P53"><text:s text:c="8"/><text:tab/>&gt;&gt; <text:s text:c="4"/><text:tab/><text:tab/><text:span text:style-name="T37">Bit wise </text:span><text:span text:style-name="T40">S</text:span>hift right</text:p>
      <text:p text:style-name="P53"><text:s text:c="8"/><text:tab/>&lt;&lt; <text:s text:c="4"/><text:tab/><text:tab/><text:span text:style-name="T37">Bit wise </text:span><text:span text:style-name="T40">S</text:span>hift left</text:p>
      <text:p text:style-name="P53"><text:tab/>&lt;&lt;&lt; <text:s/><text:tab/><text:tab/><text:span text:style-name="T37">Bit wise </text:span><text:span text:style-name="T40">R</text:span>otate left</text:p>
      <text:p text:style-name="P28"><text:s text:c="8"/><text:tab/>&gt;&gt;&gt; <text:s/><text:tab/><text:tab/><text:span text:style-name="T37">Bit wise </text:span><text:span text:style-name="T40">R</text:span>otate right</text:p>
      <text:h text:style-name="P116" text:outline-level="3"><text:bookmark-start text:name="__RefHeading___Toc1555_791284443"/><text:span text:style-name="T36">Binary </text:span>Logic<text:span text:style-name="T36">al</text:span> operators:<text:bookmark-end text:name="__RefHeading___Toc1555_791284443"/></text:h>
      <text:p text:style-name="P51"><text:s/><text:tab/>&amp;&amp;<text:tab/><text:tab/><text:span text:style-name="T35">And</text:span></text:p>
      <text:p text:style-name="P51"><text:tab/>| |<text:tab/><text:tab/><text:span text:style-name="T35">OR</text:span></text:p>
      <text:p text:style-name="P51"><text:tab/><text:span text:style-name="T35">^^<text:tab/><text:tab/></text:span><text:span text:style-name="T36">XOR</text:span></text:p>
      <text:h text:style-name="P116"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7"><text:s text:c="8"/>== <text:s text:c="6"/><text:tab/>equal</text:p>
      <text:p text:style-name="P27"><text:s text:c="8"/><text:span text:style-name="T34">=</text:span>== <text:s text:c="6"/><text:tab/><text:span text:style-name="T34">identical</text:span></text:p>
      <text:p text:style-name="P36"><text:s text:c="8"/>!= <text:s text:c="7"/><text:tab/>not equal</text:p>
      <text:p text:style-name="P36"><text:s text:c="8"/>!=<text:span text:style-name="T64">=</text:span> <text:s text:c="7"/><text:tab/>not <text:span text:style-name="T64">identical</text:span></text:p>
      <text:h text:style-name="P120"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oft-page-break/><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3">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2">statements</text:span>;</text:p>
      <text:p text:style-name="P32"><text:s text:c="8"/>enter { <text:span text:style-name="T42">statements</text:span> }</text:p>
      <text:p text:style-name="P32"><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30">Example:</text:p>
      <text:p text:style-name="P30"/>
      <text:p text:style-name="Standard"><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text:soft-page-break/></text:p>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ext:soft-page-break/>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text:soft-page-break/></text:p>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64"/>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104" text:outline-level="2"><text:bookmark-start text:name="__RefHeading___Toc1532_1612502148"/><text:soft-page-break/>High level functionality:<text:bookmark-end text:name="__RefHeading___Toc1532_1612502148"/></text:h>
      <text:p text:style-name="P69"><text:s text:c="4"/><text:span text:style-name="T114">The high level functionality is in two layers.</text:span></text:p>
      <text:h text:style-name="P105" text:outline-level="2">Command line:</text:h>
      <text:p text:style-name="P14"><text:s/><text:span text:style-name="T85">The command line accepts single and double dash optios, as well as options after the arguments.</text:span></text:p>
      <text:p text:style-name="P14"/>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text:span></text:p>
      <text:h text:style-name="Heading_20_3" text:outline-level="3"><text:bookmark-start text:name="__RefHeading___Toc1502_4109188922"/>Comand line arguments:<text:bookmark-end text:name="__RefHeading___Toc1502_4109188922"/></text:h>
      <text:p text:style-name="Grey_20_Frame"><draw:frame draw:style-name="fr1" draw:name="Frame10" text:anchor-type="as-char" svg:width="6.5126in" draw:z-index="9"><draw:text-box fo:min-height="3.5862in"><text:p text:style-name="P85">PYVCOMP parallel compiler.</text:p><text:p text:style-name="P85">Usage: pyvcomp.py [options] filename [filename(s)] ... [options]</text:p><text:p text:style-name="P85">Available options:</text:p><text:p text:style-name="P85"><text:s text:c="4"/>-C val <text:s/>--code val <text:s text:c="9"/>Code to compile.</text:p><text:p text:style-name="P85"><text:s text:c="4"/>-D val <text:s/>--define val <text:s text:c="7"/>Define variable. (multiple defines accepted)</text:p><text:p text:style-name="P85"><text:s text:c="4"/>-H <text:s text:c="5"/>--help2 <text:s text:c="12"/>Show more help.</text:p><text:p text:style-name="P85"><text:s text:c="4"/>-O val <text:s/>--outdir val <text:s text:c="7"/>Directory for out files. Def=./out</text:p><text:p text:style-name="P85"><text:s text:c="4"/>-V <text:s text:c="5"/>--version <text:s text:c="10"/>Print version number and build date.</text:p><text:p text:style-name="P85"><text:s text:c="4"/>-c <text:s text:c="5"/>--comp_only <text:s text:c="8"/>Compile only.</text:p><text:p text:style-name="P85"><text:s text:c="4"/>-d val <text:s/>--debug val <text:s text:c="8"/>Debug level. Def=0 0=&gt;none 9=&gt;noisy.</text:p><text:p text:style-name="P85"><text:s text:c="4"/>-e <text:s text:c="5"/>--emit <text:s text:c="13"/>Emit parse string.</text:p><text:p text:style-name="P85"><text:s text:c="4"/>-h <text:s text:c="5"/>--help <text:s text:c="13"/>Show help. (this screen)</text:p><text:p text:style-name="P85"><text:s text:c="4"/>-j <text:s text:c="5"/>--just_lex <text:s text:c="9"/>Only execute lexer.</text:p><text:p text:style-name="P85"><text:s text:c="4"/>-o val <text:s/>--outfile val <text:s text:c="6"/>Name of output file.</text:p><text:p text:style-name="P85"><text:s text:c="4"/>-p <text:s text:c="5"/>--pre_only <text:s text:c="9"/>Pre-process only.</text:p><text:p text:style-name="P85"><text:s text:c="4"/>-r <text:s text:c="5"/>--rdocstr <text:s text:c="10"/>Show document strings</text:p><text:p text:style-name="P85"><text:s text:c="4"/>-u <text:s text:c="5"/>--uresults <text:s text:c="9"/>Show results</text:p><text:p text:style-name="P85"><text:s text:c="4"/>-v <text:s text:c="5"/>--verbose <text:s text:c="10"/>Set verbosity level.</text:p><text:p text:style-name="P85"><text:s text:c="4"/>-w val <text:s/>--workdir val <text:s text:c="6"/>Directory for temp files. Def=./tmp</text:p><text:p text:style-name="P85"><text:s text:c="4"/>-x <text:s text:c="5"/>--xlexer_show <text:s text:c="6"/>Show lexer output</text:p><text:p text:style-name="P85">Argument values are identical for the short form and long form options.</text:p><text:p text:style-name="P85">Def: stands for default value. Options after file names are also interpreted.</text:p></draw:text-box></draw:frame></text:p>
      <text:p text:style-name="P93"><draw:frame text:anchor-type="as-char" draw:z-index="2" draw:name="Text Frame 1" draw:style-name="gr1" draw:text-style-name="P128" svg:width="6.5843in" svg:height="0.2614in"><draw:text-box><text:p text:style-name="P127"><text:span text:style-name="T122">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18T11:40:00.960559858</dc:date>
    <dc:creator>Peter Glen</dc:creator>
    <meta:editing-duration>P1DT13H24M17S</meta:editing-duration>
    <meta:editing-cycles>164</meta:editing-cycles>
    <meta:generator>LibreOffice/7.3.7.2$Linux_X86_64 LibreOffice_project/30$Build-2</meta:generator>
    <meta:document-statistic meta:table-count="6" meta:image-count="0" meta:object-count="0" meta:page-count="18" meta:paragraph-count="608" meta:word-count="3094" meta:character-count="20782" meta:non-whitespace-character-count="15885"/>
  </office:meta>
</office:document-meta>
</file>